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10000028E87DA7269B62A9A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9.001cm" svg:height="12.121cm" draw:z-index="0"><draw:image xlink:href="Pictures/10000001000004010000028E87DA7269B62A9A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0T11:11:12.689000000</meta:creation-date>
    <dc:date>2025-11-10T11:11:35.033000000</dc:date>
    <meta:editing-duration>PT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6.2$Windows_X86_64 LibreOffice_project/5b1f5509c2decdade7fda905e3e1429a67acd63d</meta:generator>
  </office:meta>
</office:document-meta>
</file>